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01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105.66mm"/>
    </style:style>
    <style:style style:name="co5" style:family="table-column">
      <style:table-column-properties fo:break-before="auto" style:column-width="40.41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53.96mm"/>
    </style:style>
    <style:style style:name="co8" style:family="table-column">
      <style:table-column-properties fo:break-before="auto" style:column-width="45.95mm"/>
    </style:style>
    <style:style style:name="co9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58mm" svg:y="137.46mm">
            <loext:p draw:notify-on-update-of-ranges="Sheet1.J10:Sheet1.J10 Sheet1.J11:Sheet1.J14 Sheet1.K10:Sheet1.K10 Sheet1.K11:Sheet1.K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.09mm" svg:y="246.36mm">
            <loext:p draw:notify-on-update-of-ranges="Sheet1.J17:Sheet1.J17 Sheet1.J18:Sheet1.J21 Sheet1.K17:Sheet1.K17 Sheet1.K18:Sheet1.K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.02mm" svg:y="353.93mm">
            <loext:p draw:notify-on-update-of-ranges="Sheet1.J23:Sheet1.J23 Sheet1.J24:Sheet1.J27 Sheet1.K23:Sheet1.K23 Sheet1.K24:Sheet1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32.8mm" svg:y="133.71mm">
            <loext:p draw:notify-on-update-of-ranges="Sheet1.M10:Sheet1.M10 Sheet1.M11:Sheet1.M14 Sheet1.N10:Sheet1.N10 Sheet1.N11:Sheet1.N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31.97mm" svg:y="235.92mm">
            <loext:p draw:notify-on-update-of-ranges="Sheet1.M17:Sheet1.M17 Sheet1.M18:Sheet1.M21 Sheet1.N17:Sheet1.N17 Sheet1.N18:Sheet1.N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Nauka Wielowarstwowej sieci neuronowej, rozwiązywania bramki XOR metodą wstecznej propagacji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losc neuronow na warstwe ukryta</text:p>
          </table:table-cell>
          <table:table-cell office:value-type="string" calcext:value-type="string">
            <text:p>ilosc warstw ukrytych</text:p>
          </table:table-cell>
          <table:table-cell office:value-type="string" calcext:value-type="string">
            <text:p>Średni czas odpytania sieci i jednorazowej propagacji wstecznej</text:p>
          </table:table-cell>
          <table:table-cell office:value-type="string" calcext:value-type="string">
            <text:p>Średni czas całej nauki</text:p>
          </table:table-cell>
          <table:table-cell office:value-type="string" calcext:value-type="string">
            <text:p>Średnia ilość iteracji</text:p>
          </table:table-cell>
          <table:table-cell/>
          <table:table-cell office:value-type="string" calcext:value-type="string">
            <text:p>Ilość ukrytych neuronów w sieci</text:p>
          </table:table-cell>
          <table:table-cell office:value-type="string" calcext:value-type="string">
            <text:p>Średni czas całej nauki</text:p>
          </table:table-cell>
          <table:table-cell/>
          <table:table-cell office:value-type="string" calcext:value-type="string">
            <text:p>Ilość ukrytych neuronów w sieci</text:p>
          </table:table-cell>
          <table:table-cell office:value-type="string" calcext:value-type="string">
            <text:p>Średnia ilość iteracji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0.000000755825546" calcext:value-type="float">
            <text:p>0,0000007558</text:p>
          </table:table-cell>
          <table:table-cell office:value-type="float" office:value="0.1034006704" calcext:value-type="float">
            <text:p>0,1034006704</text:p>
          </table:table-cell>
          <table:table-cell office:value-type="float" office:value="27003" calcext:value-type="float">
            <text:p>27003</text:p>
          </table:table-cell>
          <table:table-cell/>
          <table:table-cell table:formula="of:=[.D11]*[.E11]" office:value-type="float" office:value="4" calcext:value-type="float">
            <text:p>4</text:p>
          </table:table-cell>
          <table:table-cell office:value-type="float" office:value="0.1034006704" calcext:value-type="float">
            <text:p>0,1034006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003" calcext:value-type="float">
            <text:p>27003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0148077235106915" calcext:value-type="float">
            <text:p>0,0000014808</text:p>
          </table:table-cell>
          <table:table-cell office:value-type="float" office:value="0.3142903405" calcext:value-type="float">
            <text:p>0,3142903405</text:p>
          </table:table-cell>
          <table:table-cell office:value-type="float" office:value="43578" calcext:value-type="float">
            <text:p>43578</text:p>
          </table:table-cell>
          <table:table-cell/>
          <table:table-cell table:formula="of:=[.D12]*[.E12]" office:value-type="float" office:value="10" calcext:value-type="float">
            <text:p>10</text:p>
          </table:table-cell>
          <table:table-cell office:value-type="float" office:value="0.3142903405" calcext:value-type="float">
            <text:p>0,31429034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578" calcext:value-type="float">
            <text:p>43578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number-columns-repeated="2" office:value-type="float" office:value="80" calcext:value-type="float">
            <text:p>80</text:p>
          </table:table-cell>
          <table:table-cell table:style-name="ce1" office:value-type="float" office:value="0.0128378371755" calcext:value-type="float">
            <text:p>0,0128378372</text:p>
          </table:table-cell>
          <table:table-cell office:value-type="float" office:value="0.088932799573" calcext:value-type="float">
            <text:p>0,0889327995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]*[.E14]" office:value-type="float" office:value="2000" calcext:value-type="float">
            <text:p>2000</text:p>
          </table:table-cell>
          <table:table-cell office:value-type="float" office:value="0.0129783888759999" calcext:value-type="float">
            <text:p>0,01297838887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1005942965" calcext:value-type="float">
            <text:p>0,0011005943</text:p>
          </table:table-cell>
          <table:table-cell office:value-type="float" office:value="0.0129783888759999" calcext:value-type="float">
            <text:p>0,0129783888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3]*[.E13]" office:value-type="float" office:value="6400" calcext:value-type="float">
            <text:p>6400</text:p>
          </table:table-cell>
          <table:table-cell office:value-type="float" office:value="0.088932799573" calcext:value-type="float">
            <text:p>0,08893279957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ilosc warstw ukrytych</text:p>
          </table:table-cell>
          <table:table-cell office:value-type="string" calcext:value-type="string">
            <text:p>Średni czas całej nauki</text:p>
          </table:table-cell>
          <table:table-cell/>
          <table:table-cell office:value-type="string" calcext:value-type="string">
            <text:p>ilosc warstw ukrytych</text:p>
          </table:table-cell>
          <table:table-cell office:value-type="string" calcext:value-type="string">
            <text:p>Średnia ilość iteracji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1034006704" calcext:value-type="float">
            <text:p>0,10340067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003" calcext:value-type="float">
            <text:p>270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3142903405" calcext:value-type="float">
            <text:p>0,3142903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578" calcext:value-type="float">
            <text:p>4357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88932799573" calcext:value-type="float">
            <text:p>0,0889327995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129783888759999" calcext:value-type="float">
            <text:p>0,012978388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ilosc neuronow na warstwe ukryta</text:p>
          </table:table-cell>
          <table:table-cell office:value-type="string" calcext:value-type="string">
            <text:p>Średni czas całej nauki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1034006704" calcext:value-type="float">
            <text:p>0,10340067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3142903405" calcext:value-type="float">
            <text:p>0,31429034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0129783888759999" calcext:value-type="float">
            <text:p>0,01297838887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88932799573" calcext:value-type="float">
            <text:p>0,0889327995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26:22.267000000</meta:creation-date>
    <dc:date>2016-11-28T13:45:12.268000000</dc:date>
    <meta:editing-duration>PT17M26S</meta:editing-duration>
    <meta:editing-cycles>2</meta:editing-cycles>
    <meta:generator>LibreOffice/5.2.2.2$Windows_X86_64 LibreOffice_project/8f96e87c890bf8fa77463cd4b640a2312823f3ad</meta:generator>
    <meta:document-statistic meta:table-count="1" meta:cell-count="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3cm" svg:y="4.201cm" style:legend-expansion="high" chart:style-name="ch2"/>
        <chart:plot-area chart:style-name="ch3" table:cell-range-address="Sheet1.J10:Sheet1.K14" chart:data-source-has-labels="both" svg:x="0.32cm" svg:y="0.18cm" svg:width="11.033cm" svg:height="7.659cm">
          <chartooo:coordinate-region svg:x="1.232cm" svg:y="0.379cm" svg:width="9.749cm" svg:height="6.813cm"/>
          <chart:axis chart:dimension="x" chart:name="primary-x" chart:style-name="ch4" chartooo:axis-type="auto">
            <chart:title svg:x="3.517cm" svg:y="8.019cm" chart:style-name="ch5">
              <text:p>Ilość ukrytych neuronów w sieci</text:p>
            </chart:title>
            <chart:categories table:cell-range-address="Sheet1.J11:Sheet1.J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11:Sheet1.K14" chart:label-cell-address="Sheet1.K10:Sheet1.K10" chart:class="chart:scatter">
            <chart:domain table:cell-range-address="Sheet1.J11:Sheet1.J14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całej nauki</text:p>
                <draw:g>
                  <svg:desc>Sheet1.K10:Sheet1.K1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11:Sheet1.J14</svg:desc>
                </draw:g>
              </table:table-cell>
              <table:table-cell office:value-type="float" office:value="0.1034006704">
                <text:p>0.1034006704</text:p>
                <draw:g>
                  <svg:desc>Sheet1.K11:Sheet1.K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42903405">
                <text:p>0.31429034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29783888759999">
                <text:p>0.012978388875999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88932799573">
                <text:p>0.088932799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3cm" svg:y="4.201cm" style:legend-expansion="high" chart:style-name="ch2"/>
        <chart:plot-area chart:style-name="ch3" table:cell-range-address="Sheet1.J17:Sheet1.K21" chart:data-source-has-labels="both" svg:x="0.32cm" svg:y="0.18cm" svg:width="11.033cm" svg:height="7.289cm">
          <chartooo:coordinate-region svg:x="1.232cm" svg:y="0.379cm" svg:width="9.841cm" svg:height="6.443cm"/>
          <chart:axis chart:dimension="x" chart:name="primary-x" chart:style-name="ch4" chartooo:axis-type="auto">
            <chart:title svg:x="4.271cm" svg:y="7.649cm" chart:style-name="ch5">
              <text:p>ilosc warstw ukrytych
</text:p>
            </chart:title>
            <chart:categories table:cell-range-address="Sheet1.J18:Sheet1.J2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K18:Sheet1.K21" chart:label-cell-address="Sheet1.K17:Sheet1.K17" chart:class="chart:scatter">
            <chart:domain table:cell-range-address="Sheet1.J18:Sheet1.J2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całej nauki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J18:Sheet1.J21</svg:desc>
                </draw:g>
              </table:table-cell>
              <table:table-cell office:value-type="float" office:value="0.1034006704">
                <text:p>0.1034006704</text:p>
                <draw:g>
                  <svg:desc>Sheet1.K18:Sheet1.K2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2903405">
                <text:p>0.31429034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88932799573">
                <text:p>0.0889327995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9783888759999">
                <text:p>0.012978388875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3cm" svg:y="4.201cm" style:legend-expansion="high" chart:style-name="ch2"/>
        <chart:plot-area chart:style-name="ch3" table:cell-range-address="Sheet1.J23:Sheet1.K27" chart:data-source-has-labels="both" svg:x="0.32cm" svg:y="0.18cm" svg:width="11.033cm" svg:height="7.659cm">
          <chartooo:coordinate-region svg:x="1.232cm" svg:y="0.379cm" svg:width="9.934cm" svg:height="6.813cm"/>
          <chart:axis chart:dimension="x" chart:name="primary-x" chart:style-name="ch4" chartooo:axis-type="auto">
            <chart:title svg:x="3.331cm" svg:y="8.019cm" chart:style-name="ch5">
              <text:p>ilosc neuronow na warstwe ukryta</text:p>
            </chart:title>
            <chart:categories table:cell-range-address="Sheet1.J24:Sheet1.J27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K24:Sheet1.K27" chart:label-cell-address="Sheet1.K23:Sheet1.K23" chart:class="chart:scatter">
            <chart:domain table:cell-range-address="Sheet1.J24:Sheet1.J2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całej nauki</text:p>
                <draw:g>
                  <svg:desc>Sheet1.K23:Sheet1.K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J24:Sheet1.J27</svg:desc>
                </draw:g>
              </table:table-cell>
              <table:table-cell office:value-type="float" office:value="0.1034006704">
                <text:p>0.1034006704</text:p>
                <draw:g>
                  <svg:desc>Sheet1.K24:Sheet1.K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42903405">
                <text:p>0.31429034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9783888759999">
                <text:p>0.012978388875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88932799573">
                <text:p>0.088932799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9cm" svg:y="4.201cm" style:legend-expansion="high" chart:style-name="ch2"/>
        <chart:plot-area chart:style-name="ch3" table:cell-range-address="Sheet1.M10:Sheet1.N14" chart:data-source-has-labels="both" svg:x="0.32cm" svg:y="0.18cm" svg:width="11.509cm" svg:height="7.659cm">
          <chartooo:coordinate-region svg:x="1.497cm" svg:y="0.379cm" svg:width="9.96cm" svg:height="6.813cm"/>
          <chart:axis chart:dimension="x" chart:name="primary-x" chart:style-name="ch4" chartooo:axis-type="auto">
            <chart:title svg:x="3.755cm" svg:y="8.019cm" chart:style-name="ch5">
              <text:p>Ilość ukrytych neuronów w sieci</text:p>
            </chart:title>
            <chart:categories table:cell-range-address="Sheet1.M11:Sheet1.M14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N11:Sheet1.N14" chart:label-cell-address="Sheet1.N10:Sheet1.N10" chart:class="chart:scatter">
            <chart:domain table:cell-range-address="Sheet1.M11:Sheet1.M1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ilość iteracji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11:Sheet1.M14</svg:desc>
                </draw:g>
              </table:table-cell>
              <table:table-cell office:value-type="float" office:value="27003">
                <text:p>27003</text:p>
                <draw:g>
                  <svg:desc>Sheet1.N11:Sheet1.N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578">
                <text:p>435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9cm" svg:y="4.201cm" style:legend-expansion="high" chart:style-name="ch2"/>
        <chart:plot-area chart:style-name="ch3" table:cell-range-address="Sheet1.M17:Sheet1.N21" chart:data-source-has-labels="both" svg:x="0.32cm" svg:y="0.18cm" svg:width="11.509cm" svg:height="7.659cm">
          <chartooo:coordinate-region svg:x="1.497cm" svg:y="0.379cm" svg:width="10.053cm" svg:height="6.813cm"/>
          <chart:axis chart:dimension="x" chart:name="primary-x" chart:style-name="ch4" chartooo:axis-type="auto">
            <chart:title svg:x="4.509cm" svg:y="8.019cm" chart:style-name="ch5">
              <text:p>Ilość warstw ukrytych</text:p>
            </chart:title>
            <chart:categories table:cell-range-address="Sheet1.M18:Sheet1.M2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N18:Sheet1.N21" chart:label-cell-address="Sheet1.N17:Sheet1.N17" chart:class="chart:scatter">
            <chart:domain table:cell-range-address="Sheet1.M18:Sheet1.M2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ilość iteracji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M18:Sheet1.M21</svg:desc>
                </draw:g>
              </table:table-cell>
              <table:table-cell office:value-type="float" office:value="27003">
                <text:p>27003</text:p>
                <draw:g>
                  <svg:desc>Sheet1.N18:Sheet1.N2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578">
                <text:p>435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